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0000001A7730A32D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89cm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solid" draw:stroke-dash="Fine_20_Dashed" svg:stroke-width="0.102cm" svg:stroke-color="#000000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5" style:family="graphic" style:parent-style-name="objectwithoutfill">
      <style:graphic-properties draw:stroke="dash" draw:stroke-dash="Fine_20_Dashed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draw:stroke-dash="Fine_20_Dashed" svg:stroke-width="0.102cm" svg:stroke-color="#000000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fo:min-height="1.143cm"/>
    </style:style>
    <style:style style:name="gr8" style:family="graphic" style:parent-style-name="standard">
      <style:graphic-properties draw:stroke="dash" draw:stroke-dash="Fine_20_Dashed" svg:stroke-width="0.102cm" svg:stroke-color="#000000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style:paragraph-properties fo:text-align="center"/>
    </style:style>
    <style:style style:name="P2" style:family="paragraph"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42cm" svg:height="1.267cm" svg:x="5.325cm" svg:y="8.992cm">
          <draw:image xlink:href="Pictures/10000201000000B0000001A7730A32DF.png" xlink:type="simple" xlink:show="embed" xlink:actuate="onLoad">
            <text:p/>
          </draw:image>
        </draw:frame>
        <draw:frame draw:style-name="gr2" draw:text-style-name="P2" draw:layer="layout" svg:width="1.905cm" svg:height="1.139cm" svg:x="6.288cm" svg:y="9.194cm">
          <draw:text-box>
            <text:p><text:span text:style-name="T1">PO</text:span></text:p>
          </draw:text-box>
        </draw:frame>
        <draw:frame draw:style-name="gr2" draw:text-style-name="P3" draw:layer="layout" svg:width="1.905cm" svg:height="1.139cm" svg:x="6.269cm" svg:y="11.032cm">
          <draw:text-box>
            <text:p><text:span text:style-name="T1">SM</text:span></text:p>
          </draw:text-box>
        </draw:frame>
        <draw:frame draw:style-name="gr2" draw:text-style-name="P3" draw:layer="layout" svg:width="1.905cm" svg:height="1.139cm" svg:x="6.269cm" svg:y="14.032cm">
          <draw:text-box>
            <text:p><text:span text:style-name="T1">Dev</text:span></text:p>
          </draw:text-box>
        </draw:frame>
        <draw:frame draw:style-name="gr3" draw:text-style-name="P3" draw:layer="layout" svg:width="2.921cm" svg:height="1.143cm" svg:x="5.145cm" svg:y="7.412cm">
          <draw:text-box>
            <text:p><text:span text:style-name="T2">Team 1</text:span></text:p>
          </draw:text-box>
        </draw:frame>
        <draw:custom-shape draw:style-name="gr4" draw:text-style-name="P1" draw:layer="layout" svg:width="2.921cm" svg:height="8.636cm" svg:x="5.018cm" svg:y="7.03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942cm" svg:height="1.267cm" svg:x="5.325cm" svg:y="10.893cm">
          <draw:image xlink:href="Pictures/10000201000000B0000001A7730A32DF.png" xlink:type="simple" xlink:show="embed" xlink:actuate="onLoad">
            <text:p/>
          </draw:image>
        </draw:frame>
        <draw:frame draw:style-name="gr1" draw:text-style-name="P1" draw:layer="layout" svg:width="0.942cm" svg:height="1.267cm" svg:x="5.325cm" svg:y="13.893cm">
          <draw:image xlink:href="Pictures/10000201000000B0000001A7730A32DF.png" xlink:type="simple" xlink:show="embed" xlink:actuate="onLoad">
            <text:p/>
          </draw:image>
        </draw:frame>
        <draw:line draw:style-name="gr5" draw:text-style-name="P1" draw:layer="layout" svg:x1="6.796cm" svg:y1="12.365cm" svg:x2="6.796cm" svg:y2="13.889cm">
          <text:p/>
        </draw:line>
        <draw:frame draw:style-name="gr1" draw:text-style-name="P1" draw:layer="layout" svg:width="0.942cm" svg:height="1.267cm" svg:x="8.8cm" svg:y="8.993cm">
          <draw:image xlink:href="Pictures/10000201000000B0000001A7730A32DF.png" xlink:type="simple" xlink:show="embed" xlink:actuate="onLoad">
            <text:p/>
          </draw:image>
        </draw:frame>
        <draw:frame draw:style-name="gr2" draw:text-style-name="P2" draw:layer="layout" svg:width="1.905cm" svg:height="1.139cm" svg:x="9.763cm" svg:y="9.195cm">
          <draw:text-box>
            <text:p><text:span text:style-name="T1">PO</text:span></text:p>
          </draw:text-box>
        </draw:frame>
        <draw:frame draw:style-name="gr2" draw:text-style-name="P3" draw:layer="layout" svg:width="1.905cm" svg:height="1.139cm" svg:x="9.744cm" svg:y="11.033cm">
          <draw:text-box>
            <text:p><text:span text:style-name="T1">SM</text:span></text:p>
          </draw:text-box>
        </draw:frame>
        <draw:frame draw:style-name="gr2" draw:text-style-name="P3" draw:layer="layout" svg:width="1.905cm" svg:height="1.139cm" svg:x="9.744cm" svg:y="14.033cm">
          <draw:text-box>
            <text:p><text:span text:style-name="T1">Dev</text:span></text:p>
          </draw:text-box>
        </draw:frame>
        <draw:frame draw:style-name="gr3" draw:text-style-name="P3" draw:layer="layout" svg:width="2.921cm" svg:height="1.143cm" svg:x="8.62cm" svg:y="7.413cm">
          <draw:text-box>
            <text:p><text:span text:style-name="T2">Team 2</text:span></text:p>
          </draw:text-box>
        </draw:frame>
        <draw:frame draw:style-name="gr1" draw:text-style-name="P1" draw:layer="layout" svg:width="0.942cm" svg:height="1.267cm" svg:x="8.8cm" svg:y="10.894cm">
          <draw:image xlink:href="Pictures/10000201000000B0000001A7730A32DF.png" xlink:type="simple" xlink:show="embed" xlink:actuate="onLoad">
            <text:p/>
          </draw:image>
        </draw:frame>
        <draw:frame draw:style-name="gr1" draw:text-style-name="P1" draw:layer="layout" svg:width="0.942cm" svg:height="1.267cm" svg:x="8.8cm" svg:y="13.894cm">
          <draw:image xlink:href="Pictures/10000201000000B0000001A7730A32DF.png" xlink:type="simple" xlink:show="embed" xlink:actuate="onLoad">
            <text:p/>
          </draw:image>
        </draw:frame>
        <draw:line draw:style-name="gr5" draw:text-style-name="P1" draw:layer="layout" svg:x1="10.271cm" svg:y1="12.366cm" svg:x2="10.271cm" svg:y2="13.89cm">
          <text:p/>
        </draw:line>
        <draw:frame draw:style-name="gr1" draw:text-style-name="P1" draw:layer="layout" svg:width="0.942cm" svg:height="1.267cm" svg:x="14.1cm" svg:y="8.993cm">
          <draw:image xlink:href="Pictures/10000201000000B0000001A7730A32DF.png" xlink:type="simple" xlink:show="embed" xlink:actuate="onLoad">
            <text:p/>
          </draw:image>
        </draw:frame>
        <draw:frame draw:style-name="gr2" draw:text-style-name="P2" draw:layer="layout" svg:width="1.905cm" svg:height="1.139cm" svg:x="15.063cm" svg:y="9.195cm">
          <draw:text-box>
            <text:p><text:span text:style-name="T1">PO</text:span></text:p>
          </draw:text-box>
        </draw:frame>
        <draw:frame draw:style-name="gr2" draw:text-style-name="P3" draw:layer="layout" svg:width="1.905cm" svg:height="1.139cm" svg:x="15.044cm" svg:y="11.033cm">
          <draw:text-box>
            <text:p><text:span text:style-name="T1">SM</text:span></text:p>
          </draw:text-box>
        </draw:frame>
        <draw:frame draw:style-name="gr2" draw:text-style-name="P3" draw:layer="layout" svg:width="1.905cm" svg:height="1.139cm" svg:x="15.044cm" svg:y="14.033cm">
          <draw:text-box>
            <text:p><text:span text:style-name="T1">Dev</text:span></text:p>
          </draw:text-box>
        </draw:frame>
        <draw:frame draw:style-name="gr3" draw:text-style-name="P3" draw:layer="layout" svg:width="2.921cm" svg:height="1.143cm" svg:x="13.92cm" svg:y="7.413cm">
          <draw:text-box>
            <text:p><text:span text:style-name="T2">Team n</text:span></text:p>
          </draw:text-box>
        </draw:frame>
        <draw:frame draw:style-name="gr1" draw:text-style-name="P1" draw:layer="layout" svg:width="0.942cm" svg:height="1.267cm" svg:x="14.1cm" svg:y="10.894cm">
          <draw:image xlink:href="Pictures/10000201000000B0000001A7730A32DF.png" xlink:type="simple" xlink:show="embed" xlink:actuate="onLoad">
            <text:p/>
          </draw:image>
        </draw:frame>
        <draw:frame draw:style-name="gr1" draw:text-style-name="P1" draw:layer="layout" svg:width="0.942cm" svg:height="1.267cm" svg:x="14.1cm" svg:y="13.894cm">
          <draw:image xlink:href="Pictures/10000201000000B0000001A7730A32DF.png" xlink:type="simple" xlink:show="embed" xlink:actuate="onLoad">
            <text:p/>
          </draw:image>
        </draw:frame>
        <draw:line draw:style-name="gr5" draw:text-style-name="P1" draw:layer="layout" svg:x1="15.571cm" svg:y1="12.366cm" svg:x2="15.571cm" svg:y2="13.89cm">
          <text:p/>
        </draw:line>
        <draw:line draw:style-name="gr5" draw:text-style-name="P1" draw:layer="layout" svg:x1="13.273cm" svg:y1="11.603cm" svg:x2="11.876cm" svg:y2="11.603cm">
          <text:p/>
        </draw:line>
        <draw:custom-shape draw:style-name="gr4" draw:text-style-name="P1" draw:layer="layout" svg:width="2.921cm" svg:height="8.636cm" svg:x="8.618cm" svg:y="7.03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921cm" svg:height="8.636cm" svg:x="13.917cm" svg:y="7.03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8.161cm" svg:height="1.651cm" svg:x="4.129cm" svg:y="13.70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4.572cm" svg:height="1.143cm" svg:x="17.718cm" svg:y="14.09cm">
          <draw:text-box>
            <text:p><text:span text:style-name="T3">Community n</text:span></text:p>
          </draw:text-box>
        </draw:frame>
        <draw:line draw:style-name="gr5" draw:text-style-name="P1" draw:layer="layout" svg:x1="13.274cm" svg:y1="9.703cm" svg:x2="11.877cm" svg:y2="9.703cm">
          <text:p/>
        </draw:line>
        <draw:line draw:style-name="gr5" draw:text-style-name="P1" draw:layer="layout" svg:x1="13.274cm" svg:y1="14.603cm" svg:x2="11.877cm" svg:y2="14.603cm">
          <text:p/>
        </draw:line>
        <draw:custom-shape draw:style-name="gr6" draw:text-style-name="P5" draw:layer="layout" svg:width="3.556cm" svg:height="1.651cm" svg:x="22.287cm" svg:y="7.982cm">
          <text:p text:style-name="P1"><text:span text:style-name="T3">Quality </text:span></text:p>
          <text:p text:style-name="P1"><text:span text:style-name="T3">Assuran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4.064cm" svg:height="1.651cm" svg:x="17.969cm" svg:y="8.009cm">
          <text:p text:style-name="P1"><text:span text:style-name="T3">Performan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3.426cm" svg:height="1.778cm" svg:x="22.414cm" svg:y="10.041cm">
          <text:p text:style-name="P1"><text:span text:style-name="T3">Project </text:span></text:p>
          <text:p text:style-name="P1"><text:span text:style-name="T3">System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4.064cm" svg:height="1.778cm" svg:x="17.969cm" svg:y="10.041cm">
          <text:p text:style-name="P1"><text:span text:style-name="T3">Security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8.382cm" svg:height="10.668cm" svg:x="17.715cm" svg:y="5.59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5.715cm" svg:height="1.393cm" svg:x="19.874cm" svg:y="5.981cm">
          <draw:text-box>
            <text:p><text:span text:style-name="T2">Operations</text:span></text:p>
          </draw:text-box>
        </draw:frame>
        <draw:custom-shape draw:style-name="gr8" draw:text-style-name="P1" draw:layer="layout" svg:width="23.495cm" svg:height="12.446cm" svg:x="3.236cm" svg:y="4.707cm">
          <text:p/>
          <draw:enhanced-geometry svg:viewBox="0 0 21600 21600" draw:path-stretchpoint-x="10800" draw:path-stretchpoint-y="10800" draw:text-areas="?f3 ?f4 ?f5 ?f6" draw:mirror-horizontal="tru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3.332cm" svg:height="10.922cm" svg:x="3.748cm" svg:y="5.72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5.715cm" svg:height="1.393cm" svg:x="8.32cm" svg:y="5.85cm">
          <draw:text-box>
            <text:p><text:span text:style-name="T2">Development</text:span></text:p>
          </draw:text-box>
        </draw:frame>
        <draw:frame draw:style-name="gr9" draw:text-style-name="P3" draw:layer="layout" svg:width="19.812cm" svg:height="1.266cm" svg:x="5.269cm" svg:y="4.58cm">
          <draw:text-box>
            <text:p text:style-name="P6"><text:span text:style-name="T2">Produc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6T15:34:43.157643024</meta:creation-date>
    <dc:date>2016-12-09T12:11:25.736215064</dc:date>
    <meta:editing-duration>PT4M22S</meta:editing-duration>
    <meta:editing-cycles>2</meta:editing-cycles>
    <meta:generator>LibreOffice/4.2.8.2$Linux_X86_64 LibreOffice_project/420m0$Build-2</meta:generator>
    <meta:document-statistic meta:object-count="42"/>
  </office:meta>
</office:document-meta>
</file>